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216cm" fo:min-width="0.966cm" fo:padding-top="0.142cm" fo:padding-bottom="0.142cm" fo:padding-left="0.267cm" fo:padding-right="0.267cm"/>
    </style:style>
    <style:style style:name="gr2" style:family="graphic" style:parent-style-name="standard">
      <style:graphic-properties svg:stroke-width="0.1cm" svg:stroke-color="#000000" draw:marker-start-width="0.349cm" draw:marker-end-width="0.349cm" draw:fill="none" draw:textarea-horizontal-align="justify" draw:textarea-vertical-align="middle" draw:auto-grow-height="false" fo:min-height="1.216cm" fo:min-width="0.966cm" fo:padding-top="0.174cm" fo:padding-bottom="0.174cm" fo:padding-left="0.299cm" fo:padding-right="0.2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79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fill-color="#99ff66" draw:textarea-horizontal-align="justify" draw:textarea-vertical-align="middle" draw:auto-grow-height="false" fo:min-height="1.216cm" fo:min-width="0.96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fill-color="#ff3333" draw:textarea-horizontal-align="justify" draw:textarea-vertical-align="middle" draw:auto-grow-height="false" fo:min-height="1.216cm" fo:min-width="0.966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8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99ff66"/>
      <style:paragraph-properties fo:text-align="center"/>
    </style:style>
    <style:style style:name="P5" style:family="paragraph">
      <loext:graphic-properties draw:fill="none" draw:fill-color="#ff3333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cm" svg:height="1.5cm" svg:x="8.118cm" svg:y="5.549cm">
          <text:p text:style-name="P1">2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9.618cm" svg:y="5.549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1.118cm" svg:y="5.549cm">
          <text:p text:style-name="P1">2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5cm" svg:x="12.618cm" svg:y="5.549cm">
          <text:p text:style-name="P1">2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4.118cm" svg:y="5.549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5.618cm" svg:y="5.549cm">
          <text:p text:style-name="P1">2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7.118cm" svg:y="5.549cm">
          <text:p text:style-name="P1">80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579cm" svg:height="1.673cm" svg:x="2.568cm" svg:y="7.999cm">
          <draw:text-box>
            <text:p><text:span text:style-name="T1">Replacement</text:span></text:p>
            <text:p><text:span text:style-name="T1">mask for T</text:span> = 5</text:p>
          </draw:text-box>
        </draw:frame>
        <draw:custom-shape draw:style-name="gr4" draw:text-style-name="P4" draw:layer="layout" svg:width="1.5cm" svg:height="1.5cm" svg:x="8.118cm" svg:y="8.04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5cm" svg:height="1.5cm" svg:x="9.618cm" svg:y="8.04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cm" svg:height="1.5cm" svg:x="11.118cm" svg:y="8.04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cm" svg:height="1.5cm" svg:x="12.618cm" svg:y="8.04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cm" svg:height="1.5cm" svg:x="14.118cm" svg:y="8.04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cm" svg:height="1.5cm" svg:x="15.618cm" svg:y="8.04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5cm" svg:height="1.5cm" svg:x="17.118cm" svg:y="8.04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8.118cm" svg:y="10.549cm">
          <text:p text:style-name="P1">2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9.618cm" svg:y="10.549cm">
          <text:p text:style-name="P1">2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1.118cm" svg:y="10.549cm">
          <text:p text:style-name="P1">2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2.618cm" svg:y="10.549cm">
          <text:p text:style-name="P1">2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4.118cm" svg:y="10.549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5.618cm" svg:y="10.549cm">
          <text:p text:style-name="P1">2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7.118cm" svg:y="10.549cm">
          <text:p text:style-name="P1">25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4.278cm" svg:height="0.962cm" svg:x="20.09cm" svg:y="5.837cm">
          <draw:text-box>
            <text:p>Average = 29</text:p>
          </draw:text-box>
        </draw:frame>
        <draw:frame draw:style-name="gr6" draw:text-style-name="P3" draw:layer="layout" svg:width="4.278cm" svg:height="0.962cm" svg:x="20.09cm" svg:y="10.837cm">
          <draw:text-box>
            <text:p>Average = 24</text:p>
          </draw:text-box>
        </draw:frame>
        <draw:frame draw:style-name="gr7" draw:text-style-name="P3" draw:layer="layout" svg:width="1.912cm" svg:height="0.962cm" svg:x="3.886cm" svg:y="5.78cm">
          <draw:text-box>
            <text:p>Input</text:p>
          </draw:text-box>
        </draw:frame>
        <draw:frame draw:style-name="gr8" draw:text-style-name="P3" draw:layer="layout" svg:width="3.986cm" svg:height="1.673cm" svg:x="2.91cm" svg:y="10.471cm">
          <draw:text-box>
            <text:p>Input after</text:p>
            <text:p>replaceme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4T23:39:02.893123337</meta:creation-date>
    <dc:date>2015-11-05T00:10:03.761823516</dc:date>
    <meta:editing-duration>PT8M50S</meta:editing-duration>
    <meta:editing-cycles>3</meta:editing-cycles>
    <meta:generator>LibreOffice/4.4.5.2$Linux_X86_64 LibreOffice_project/40$Build-2</meta:generator>
    <meta:document-statistic meta:object-count="26"/>
  </office:meta>
</office:document-meta>
</file>